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6.5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9.66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5.01pt"/>
    </style:style>
    <style:style style:name="co6" style:family="table-column">
      <style:table-column-properties fo:break-before="auto" style:column-width="72pt"/>
    </style:style>
    <style:style style:name="co7" style:family="table-column">
      <style:table-column-properties fo:break-before="auto" style:column-width="45.7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115.26pt"/>
    </style:style>
    <style:style style:name="co10" style:family="table-column">
      <style:table-column-properties fo:break-before="auto" style:column-width="30.36pt"/>
    </style:style>
    <style:style style:name="co11" style:family="table-column">
      <style:table-column-properties fo:break-before="auto" style:column-width="56.5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stSetFileName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anaged</text:p>
          </table:table-cell>
          <table:table-cell office:value-type="string" calcext:value-type="string">
            <text:p>Fails</text:p>
          </table:table-cell>
          <table:table-cell office:value-type="string" calcext:value-type="string">
            <text:p>Skipped</text:p>
          </table:table-cell>
          <table:table-cell office:value-type="string" calcext:value-type="string">
            <text:p>Dependencies</text:p>
          </table:table-cell>
          <table:table-cell office:value-type="string" calcext:value-type="string">
            <text:p>Crashes</text:p>
          </table:table-cell>
          <table:table-cell office:value-type="string" calcext:value-type="string">
            <text:p>UnsupportedTypes</text:p>
          </table:table-cell>
          <table:table-cell office:value-type="string" calcext:value-type="string">
            <text:p>UnsupportedErrorCodes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Processed</text:p>
          </table:table-cell>
          <table:table-cell office:value-type="string" calcext:value-type="string">
            <text:p>Matches</text:p>
          </table:table-cell>
        </table:table-row>
        <table:table-row table:style-name="ro1">
          <table:table-cell office:value-type="string" calcext:value-type="string">
            <text:p>fn/abs.xml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date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djust-time-to-timezone.xml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nalyze-string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ppl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ailable-environment-variables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avg.xml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as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boolean.xml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eiling.xml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-equal.xml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depoints-to-string.xml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ation-ke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mpare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cat.xml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ntains-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ount.xml</text:p>
          </table:table-cell>
          <table:table-cell office:value-type="float" office:value="20" calcext:value-type="float">
            <text:p>20</text:p>
          </table:table-cell>
          <table:table-cell office:value-type="float" office:value="151" calcext:value-type="float">
            <text:p>15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.xml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current-time.xml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a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ay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ep-equal.xml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coll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efault-languag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istinct-values.xml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-availabl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document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lement-with-i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mpty.xml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code-for-uri.xml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ds-with.xml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nvironment-variable.xm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rro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scape-html-uri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actly-one.xml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exists.xml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al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ilter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loor.xml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lef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ld-righ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-each-pair.xml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.xm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dateTi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integ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number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ormat-ti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lookup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8" calcext:value-type="float">
            <text:p>63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4" calcext:value-type="float">
            <text:p>6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arity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function-nam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generate-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as-children.xm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ead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hour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dref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mplicit-timezone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n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dex-of.x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sert-before.xm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n-scope-prefixes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iri-to-uri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json-to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ng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ast.xml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ad-xquery-module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cal-name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low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x.xml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xml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atches.re.xml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010" calcext:value-type="float">
            <text:p>10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.xml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inute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month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or-prefix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amespace-uri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illed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de-nam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space.xml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rmalize-unicode.xml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ot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number.xml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ne-or-more.xml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outermost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ietf-da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rse-xml-fragment.xml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ath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osition.xm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prefix-from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QNam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andom-number-genera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move.xm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place.xml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QNam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solve-uri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everse.xml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ot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.xml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round-half-to-even.xml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conds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erializ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rts-with.xml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atic-base-uri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.xml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join.xml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length.xml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tring-to-codepoints.xml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equence.xml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.xml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after.xml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bstring-before.xml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sum.xml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ai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imezone-from-time.xm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okenize.xml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ce.xml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form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anslate.xml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tru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ordere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available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nparsed-text-lines.xm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pper-cas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uri-collection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xml-to-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s-from-duration.xml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year-from-dateTime.xml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fn/zero-or-one.xml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atan2.xml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cos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exp10.xml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log10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i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pow.xml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in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sqrt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th/math-tan.xm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merg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contains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in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entr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siz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key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remov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ap/for-each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append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ilte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latten.xm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lef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ld-righ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for-each-pai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ge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head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insert-befor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joi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put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mo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reverse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ize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or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subarra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rray/tai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anyURI.xml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base64Binary.xml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ateTimeSta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double.xml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err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float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hexBinary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ormalized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numeric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xs/toke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s.xml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dayTimeDuration-to-time.xml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s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dd-yearMonthDuration-to-dateTime.xml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equal.xml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anyURI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ase64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equal.xm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boolean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.xml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concatenate.xm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equal.xml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equal.xml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te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greater-than.xml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ayTimeDuration-less-than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.xml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dayTimeDuration-by-dayTime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ivide-yearMonthDuration-by-yearMonthDuration.xml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duration-equal.xml</text:p>
          </table:table-cell>
          <table:table-cell office:value-type="float" office:value="32" calcext:value-type="float">
            <text:p>32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excep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MonthDay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gYearMonth-equal.xml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equal.xml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greater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hexBinary-less-than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ntersec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is-same-nod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dayTimeDuration.xml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multiply-yearMonthDuration.xml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after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de-before.xml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OTATION-equa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add.xml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equal.xml</text:p>
          </table:table-cell>
          <table:table-cell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divide.xml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greater-than.xml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integer-divide.xml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od.xml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multiply.xml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subtract.xml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minus.xml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numeric-unary-plus.xml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QName-equa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equal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greater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tring-less-than.xml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s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teTimes.xml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-from-time.xml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dayTimeDurations.xml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times.xml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.xml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-from-dateTime.xml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ubtract-yearMonthDurations.xml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equal.xml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greater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ime-less-than.xml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to.xml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un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greater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yearMonthDuration-less-than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p/same-key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llowingEmpty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nnotation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ayTes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rrowPostfix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bb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ancestor-or-self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follow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preceding-sibl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AxisStep.unabb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aseURI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BoundarySpace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ableExpr.xml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28" calcext:value-type="float">
            <text:p>28</text:p>
          </table:table-cell>
          <table:table-cell office:value-type="float" office:value="434" calcext:value-type="float">
            <text:p>43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53" calcext:value-type="float">
            <text:p>95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xml</text:p>
          </table:table-cell>
          <table:table-cell office:value-type="float" office:value="31" calcext:value-type="float">
            <text:p>31</text:p>
          </table:table-cell>
          <table:table-cell office:value-type="float" office:value="454" calcext:value-type="float">
            <text:p>454</text:p>
          </table:table-cell>
          <table:table-cell office:value-type="float" office:value="422" calcext:value-type="float">
            <text:p>42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5" calcext:value-type="float">
            <text:p>165</text:p>
          </table:table-cell>
          <table:table-cell office:value-type="float" office:value="1406" calcext:value-type="float">
            <text:p>1406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772" calcext:value-type="float">
            <text:p>27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derived.xml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10" calcext:value-type="float">
            <text:p>11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astExpr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ment.xml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Attr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Doc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CommentConstructor.xm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ElemConstructor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Namespace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PIConstructo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mpTextConstructor.xml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structionDecl.schema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ntextItemExp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pyNamespacesDecl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ountClaus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CurlyArrayConstructo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cimalFormatDecl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CollationDecl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efaultNamespaceDecl.xm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AttributeList.xml</text:p>
          </table:table-cell>
          <table:table-cell office:value-type="float" office:value="44" calcext:value-type="float">
            <text:p>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ctConstructor.xml</text:p>
          </table:table-cell>
          <table:table-cell office:value-type="float" office:value="42" calcext:value-type="float">
            <text:p>4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structor.xml</text:p>
          </table:table-cell>
          <table:table-cell office:value-type="float" office:value="28" calcext:value-type="float">
            <text:p>2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xm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namespac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DirElemContent.whitespac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mptyOrderDecl.xm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QName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Extension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LWORExpr.static-typing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orClause.xml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Call.xml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FunctionDecl.xml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eq.xm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e.xml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gt.xml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e.xml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lt.xml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eneralComp.ne.xml</text:p>
          </table:table-cell>
          <table:table-cell office:value-type="float" office:value="38" calcext:value-type="float">
            <text:p>3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GroupByClause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fExpr.xml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lineFunctionExpr.xml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InstanceofExpr.xml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etClause.xml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iteral.xml</text:p>
          </table:table-cell>
          <table:table-cell office:value-type="float" office:value="84" calcext:value-type="float">
            <text:p>84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Lookup.xml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Constructor.xml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apTest.xm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ModuleImport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dFunctionRef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30" calcext:value-type="float">
            <text:p>53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56" calcext:value-type="float">
            <text:p>55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spaceDecl.xml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ameTest.xm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NodeTest.xml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xm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ptionDecl.serializati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Expr.xml</text:p>
          </table:table-cell>
          <table:table-cell office:value-type="float" office:value="43" calcext:value-type="float">
            <text:p>43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ByClause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OrderingModeDec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thExpr.xml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arenthesizedExpr.xml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ositionalVar.xml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Predicate.xml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QuantifiedExpr.xml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ReturnClause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chemaImpor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equenceType.xml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quareArrayConstructor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epExpr.xm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tringConstructor.xml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SwitchExpr.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eatExpr.xml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ryCatchExpr.xml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TypeswitchExpr.xml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orderedExpr.xm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UnaryLookup.xml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idateExpr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lueComp.xm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xml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cl.external.xm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arDefaultValue.xm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VersionDecl.xm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hereClause.xml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prod/WindowClause.xml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CombinedErrorCodes.xm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nnexE.xm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AppendixA4.xml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ErrorsAndOptimization.xm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HigherOrderFunctions.xml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JsonTestSuit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taticContext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Surrogates.xm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UCACollati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misc/XMLEdition.xml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adaptive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html.xm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json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text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html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ser/method-xml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CatalogCheck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Demos.xml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n.xml</text:p>
          </table:table-cell>
          <table:table-cell office:value-type="float" office:value="38" calcext:value-type="float">
            <text:p>38</text:p>
          </table:table-cell>
          <table:table-cell office:value-type="float" office:value="188" calcext:value-type="float">
            <text:p>18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02" calcext:value-type="float">
            <text:p>50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unctxFunctx.xml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5" calcext:value-type="float">
            <text:p>48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27" calcext:value-type="float">
            <text:p>62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CompoundValue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JSON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L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NS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PARTS.xml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R31.xm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EQ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GML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STRING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TREE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UseCaseXMP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Walmsley.xml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XMark.xm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app/fo-spec-examples.xml</text:p>
          </table:table-cell>
          <table:table-cell office:value-type="float" office:value="5" calcext:value-type="float">
            <text:p>5</text:p>
          </table:table-cell>
          <table:table-cell office:value-type="float" office:value="352" calcext:value-type="float">
            <text:p>35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641" calcext:value-type="float">
            <text:p>64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/>
          <table:table-cell table:formula="of:=SUM([.B2:.B426])" office:value-type="float" office:value="2752" calcext:value-type="float">
            <text:p>2752</text:p>
          </table:table-cell>
          <table:table-cell table:formula="of:=SUM([.C2:.C426])" office:value-type="float" office:value="5280" calcext:value-type="float">
            <text:p>5280</text:p>
          </table:table-cell>
          <table:table-cell table:formula="of:=SUM([.D2:.D426])" office:value-type="float" office:value="2380" calcext:value-type="float">
            <text:p>2380</text:p>
          </table:table-cell>
          <table:table-cell table:formula="of:=SUM([.E2:.E426])" office:value-type="float" office:value="4" calcext:value-type="float">
            <text:p>4</text:p>
          </table:table-cell>
          <table:table-cell table:formula="of:=SUM([.F2:.F426])" office:value-type="float" office:value="1535" calcext:value-type="float">
            <text:p>1535</text:p>
          </table:table-cell>
          <table:table-cell table:formula="of:=SUM([.G2:.G426])" office:value-type="float" office:value="12016" calcext:value-type="float">
            <text:p>12016</text:p>
          </table:table-cell>
          <table:table-cell table:formula="of:=SUM([.H2:.H426])" office:value-type="float" office:value="5024" calcext:value-type="float">
            <text:p>5024</text:p>
          </table:table-cell>
          <table:table-cell table:formula="of:=SUM([.I2:.I426])" office:value-type="float" office:value="2462" calcext:value-type="float">
            <text:p>2462</text:p>
          </table:table-cell>
          <table:table-cell table:formula="of:=SUM([.J2:.J426])" office:value-type="float" office:value="31453" calcext:value-type="float">
            <text:p>31453</text:p>
          </table:table-cell>
          <table:table-cell table:formula="of:=SUM([.K2:.K426])" office:value-type="float" office:value="31453" calcext:value-type="float">
            <text:p>31453</text:p>
          </table:table-cell>
          <table:table-cell/>
        </table:table-row>
        <table:table-row table:style-name="ro1">
          <table:table-cell/>
          <table:table-cell table:style-name="ce1" table:formula="of:=[.B427]/[.$J427]" office:value-type="percentage" office:value="0.0874956283979271" calcext:value-type="percentage">
            <text:p>8.75%</text:p>
          </table:table-cell>
          <table:table-cell table:style-name="ce1" table:formula="of:=[.C427]/[.$J427]" office:value-type="percentage" office:value="0.167869519600674" calcext:value-type="percentage">
            <text:p>16.79%</text:p>
          </table:table-cell>
          <table:table-cell table:style-name="ce1" table:formula="of:=[.D427]/[.$J427]" office:value-type="percentage" office:value="0.0756684576987887" calcext:value-type="percentage">
            <text:p>7.57%</text:p>
          </table:table-cell>
          <table:table-cell table:style-name="ce1" table:formula="of:=[.E427]/[.$J427]" office:value-type="percentage" office:value="0.000127173878485359" calcext:value-type="percentage">
            <text:p>0.01%</text:p>
          </table:table-cell>
          <table:table-cell table:style-name="ce1" table:formula="of:=[.F427]/[.$J427]" office:value-type="percentage" office:value="0.0488029758687566" calcext:value-type="percentage">
            <text:p>4.88%</text:p>
          </table:table-cell>
          <table:table-cell table:style-name="ce1" table:formula="of:=[.G427]/[.$J427]" office:value-type="percentage" office:value="0.382030330970019" calcext:value-type="percentage">
            <text:p>38.20%</text:p>
          </table:table-cell>
          <table:table-cell table:style-name="ce1" table:formula="of:=[.H427]/[.$J427]" office:value-type="percentage" office:value="0.159730391377611" calcext:value-type="percentage">
            <text:p>15.97%</text:p>
          </table:table-cell>
          <table:table-cell table:style-name="ce1" table:formula="of:=[.I427]/[.$J427]" office:value-type="percentage" office:value="0.0782755222077385" calcext:value-type="percentage">
            <text:p>7.83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20T19:10:08.024547286</dc:date>
    <meta:editing-duration>PT12M50S</meta:editing-duration>
    <meta:editing-cycles>1</meta:editing-cycles>
    <meta:document-statistic meta:table-count="1" meta:cell-count="5130" meta:object-count="0"/>
    <meta:generator>LibreOffice/6.0.7.3$Linux_X86_64 LibreOffice_project/00m0$Build-3</meta:generator>
  </office:meta>
</office:document-meta>
</file>